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105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4.494cm"/>
    </style:style>
    <style:style style:name="co14" style:family="table-column">
      <style:table-column-properties fo:break-before="auto" style:column-width="3.413cm"/>
    </style:style>
    <style:style style:name="co15" style:family="table-column">
      <style:table-column-properties fo:break-before="auto" style:column-width="4.466cm"/>
    </style:style>
    <style:style style:name="co16" style:family="table-column">
      <style:table-column-properties fo:break-before="auto" style:column-width="3.163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3.274cm"/>
    </style:style>
    <style:style style:name="co19" style:family="table-column">
      <style:table-column-properties fo:break-before="auto" style:column-width="4.577cm"/>
    </style:style>
    <style:style style:name="co20" style:family="table-column">
      <style:table-column-properties fo:break-before="auto" style:column-width="0.37cm"/>
    </style:style>
    <style:style style:name="co21" style:family="table-column">
      <style:table-column-properties fo:break-before="auto" style:column-width="5.994cm"/>
    </style:style>
    <style:style style:name="co22" style:family="table-column">
      <style:table-column-properties fo:break-before="auto" style:column-width="6.131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0.318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2.381cm"/>
    </style:style>
    <style:style style:name="co28" style:family="table-column">
      <style:table-column-properties fo:break-before="auto" style:column-width="1.429cm"/>
    </style:style>
    <style:style style:name="co29" style:family="table-column">
      <style:table-column-properties fo:break-before="auto" style:column-width="1.614cm"/>
    </style:style>
    <style:style style:name="co30" style:family="table-column">
      <style:table-column-properties fo:break-before="auto" style:column-width="3.44cm"/>
    </style:style>
    <style:style style:name="co31" style:family="table-column">
      <style:table-column-properties fo:break-before="auto" style:column-width="3.634cm"/>
    </style:style>
    <style:style style:name="co32" style:family="table-column">
      <style:table-column-properties fo:break-before="auto" style:column-width="3.939cm"/>
    </style:style>
    <style:style style:name="co33" style:family="table-column">
      <style:table-column-properties fo:break-before="auto" style:column-width="1.64cm"/>
    </style:style>
    <style:style style:name="co34" style:family="table-column">
      <style:table-column-properties fo:break-before="auto" style:column-width="3.651cm"/>
    </style:style>
    <style:style style:name="co35" style:family="table-column">
      <style:table-column-properties fo:break-before="auto" style:column-width="3.829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931cm"/>
    </style:style>
    <style:style style:name="co38" style:family="table-column">
      <style:table-column-properties fo:break-before="auto" style:column-width="3.69cm"/>
    </style:style>
    <style:style style:name="co39" style:family="table-column">
      <style:table-column-properties fo:break-before="auto" style:column-width="1.032cm"/>
    </style:style>
    <style:style style:name="co40" style:family="table-column">
      <style:table-column-properties fo:break-before="auto" style:column-width="3.522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113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1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3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7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7"/>
        <table:table-column table:style-name="co2" table:default-cell-style-name="ce17"/>
        <table:table-column table:style-name="co1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3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7"/>
        <table:table-column table:style-name="co2" table:default-cell-style-name="ce17"/>
        <table:table-column table:style-name="co14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5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7"/>
        <table:table-column table:style-name="co2" table:default-cell-style-name="ce17"/>
        <table:table-column table:style-name="co16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7"/>
        <table:table-column table:style-name="co2" table:default-cell-style-name="ce17"/>
        <table:table-column table:style-name="co18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9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09-04-30">
            <text:p>Thursday, April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09-05-31">
            <text:p>Sunday, May 31, 2009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09-06-30">
            <text:p>Tuesday, June 30, 2009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09-04-30">
            <text:p>Thursday, April 30, 2009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09-07-31">
            <text:p>Friday, July 31, 2009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09-08-31">
            <text:p>Monday, August 31, 2009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39964">
            <text:p>31 May 2009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09-09-30">
            <text:p>Wednesday, September 30, 2009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09-10-31">
            <text:p>Saturday, October 31, 2009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09-11-30">
            <text:p>Monday, November 30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09-12-31">
            <text:p>Thursday, December 31, 2009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0-01-31">
            <text:p>Sunday, January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0-02-28">
            <text:p>Sunday, February 28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0-03-31">
            <text:p>Wednesday, March 31, 2010</text:p>
          </table:table-cell>
          <table:table-cell table:number-columns-repeated="1013"/>
        </table:table-row>
        <table:table-row table:style-name="ro7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0-05-31">
            <text:p>Monday, May 31, 2010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Customs &amp; Excise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Customs and Excise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CE VAT: Account No: 52055000 Sort Code: 10 00 00 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6">
        <table:table-column table:style-name="co20" table:default-cell-style-name="ce72"/>
        <table:table-column table:style-name="co21" table:default-cell-style-name="ce78"/>
        <table:table-column table:style-name="co22" table:default-cell-style-name="ce78"/>
        <table:table-column table:style-name="co23" table:number-columns-repeated="8" table:default-cell-style-name="ce85"/>
        <table:table-column table:style-name="co24" table:default-cell-style-name="ce72"/>
        <table:table-column table:style-name="co10" table:default-cell-style-name="ce97"/>
        <table:table-column table:style-name="co24" table:default-cell-style-name="ce72"/>
        <table:table-column table:style-name="co10" table:number-columns-repeated="1010" table:default-cell-style-name="ce72"/>
        <table:table-row table:style-name="ro1">
          <table:table-cell table:style-name="ce68"/>
          <table:table-cell table:style-name="ce73" table:number-columns-repeated="2"/>
          <table:table-cell table:style-name="ce80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9">
          <table:table-cell table:style-name="ce69"/>
          <table:table-cell table:style-name="ce74" office:value-type="string">
            <text:p>Vat Period End</text:p>
          </table:table-cell>
          <table:table-cell table:style-name="ce74" office:value-type="string">
            <text:p>Final Date for Vat Payment</text:p>
          </table:table-cell>
          <table:table-cell table:style-name="ce81" office:value-type="string">
            <text:p>Month <text:s text:c="8"/>Sales</text:p>
          </table:table-cell>
          <table:table-cell table:style-name="ce81" office:value-type="string">
            <text:p>Quarter Sales <text:s text:c="9"/>Net of Vat</text:p>
          </table:table-cell>
          <table:table-cell table:style-name="ce81" office:value-type="string">
            <text:p>Month Vat Output</text:p>
          </table:table-cell>
          <table:table-cell table:style-name="ce88" office:value-type="string">
            <text:p>Quarter Vat Due <text:s text:c="6"/>Sales</text:p>
          </table:table-cell>
          <table:table-cell table:style-name="ce81" office:value-type="string">
            <text:p>Month Purchases</text:p>
          </table:table-cell>
          <table:table-cell table:style-name="ce81" office:value-type="string">
            <text:p>Quarter Purchases Net of vat</text:p>
          </table:table-cell>
          <table:table-cell table:style-name="ce81" office:value-type="string">
            <text:p>Month Vat Input</text:p>
          </table:table-cell>
          <table:table-cell table:style-name="ce88" office:value-type="string">
            <text:p>Quarter Vat Reclaimed Purchases</text:p>
          </table:table-cell>
          <table:table-cell table:style-name="ce90"/>
          <table:table-cell table:style-name="ce94" office:value-type="string">
            <text:p>Flat rate Scheme Applied</text:p>
          </table:table-cell>
          <table:table-cell table:style-name="ce99"/>
          <table:table-cell table:style-name="ce102" table:number-columns-repeated="1010"/>
        </table:table-row>
        <table:table-row table:style-name="ro10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0" table:number-columns-repeated="2"/>
          <table:table-cell table:style-name="ce99"/>
          <table:table-cell table:style-name="ce102"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6]" office:value-type="date" office:date-value="2009-02-28">
            <text:p>Saturday, February 28, 2009</text:p>
          </table:table-cell>
          <table:table-cell table:style-name="ce76" table:formula="of:=[.B5]" office:value-type="date" office:date-value="2009-03-31">
            <text:p>Tuesday, March 31, 2009</text:p>
          </table:table-cell>
          <table:table-cell table:style-name="ce83" table:formula="of:=[$S0209.$H$1]" office:value-type="float" office:value="0">
            <text:p>0.00 </text:p>
          </table:table-cell>
          <table:table-cell table:style-name="ce87"/>
          <table:table-cell table:style-name="ce87" table:formula="of:=[$S0209.$G$1]" office:value-type="float" office:value="0">
            <text:p>0.00 </text:p>
          </table:table-cell>
          <table:table-cell table:style-name="ce87"/>
          <table:table-cell table:style-name="ce87" table:formula="of:=[$P0209.$H$1]" office:value-type="float" office:value="0">
            <text:p>0.00 </text:p>
          </table:table-cell>
          <table:table-cell table:style-name="ce87"/>
          <table:table-cell table:style-name="ce87" table:formula="of:=[$P0209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ntony/diy/UK/UK%202009-2010%20Company/UK%202010-03-31%20(Mar10)%20Company%20OO/Sales.ods'#$Apr09.$G$4]&gt;0;['file:///C:/Users/Antony/diy/UK/UK%202009-2010%20Company/UK%202010-03-31%20(Mar10)%20Company%20OO/Sales.ods'#$Apr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8]" office:value-type="date" office:date-value="2009-03-31">
            <text:p>Tuesday, March 31, 2009</text:p>
          </table:table-cell>
          <table:table-cell table:style-name="ce76" table:formula="of:=[.B6]" office:value-type="date" office:date-value="2009-04-30">
            <text:p>Thursday, April 30, 2009</text:p>
          </table:table-cell>
          <table:table-cell table:style-name="ce83" table:formula="of:=[$S0309.$H$1]" office:value-type="float" office:value="0">
            <text:p>0.00 </text:p>
          </table:table-cell>
          <table:table-cell table:style-name="ce87"/>
          <table:table-cell table:style-name="ce87" table:formula="of:=[$S0309.$G$1]" office:value-type="float" office:value="0">
            <text:p>0.00 </text:p>
          </table:table-cell>
          <table:table-cell table:style-name="ce87"/>
          <table:table-cell table:style-name="ce87" table:formula="of:=[$P0309.$H$1]" office:value-type="float" office:value="0">
            <text:p>0.00 </text:p>
          </table:table-cell>
          <table:table-cell table:style-name="ce87"/>
          <table:table-cell table:style-name="ce87" table:formula="of:=[$P0309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ntony/diy/UK/UK%202009-2010%20Company/UK%202010-03-31%20(Mar10)%20Company%20OO/Sales.ods'#$Apr09.$G$4]&gt;0;['file:///C:/Users/Antony/diy/UK/UK%202009-2010%20Company/UK%202010-03-31%20(Mar10)%20Company%20OO/Sales.ods'#$Apr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10]" office:value-type="date" office:date-value="2009-04-30">
            <text:p>Thursday, April 30, 2009</text:p>
          </table:table-cell>
          <table:table-cell table:style-name="ce76" table:formula="of:=[.B7]" office:value-type="date" office:date-value="2009-05-31">
            <text:p>Sunday, May 31, 2009</text:p>
          </table:table-cell>
          <table:table-cell table:style-name="ce83" table:formula="of:=['file:///C:/Users/Antony/diy/UK/UK%202009-2010%20Company/UK%202010-03-31%20(Mar10)%20Company%20OO/Sales.ods'#$Apr09.$H$1]" office:value-type="float" office:value="0">
            <text:p>0.00 </text:p>
          </table:table-cell>
          <table:table-cell table:style-name="ce87" table:formula="of:=SUM([.D4:.D6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Apr09.$G$1]" office:value-type="float" office:value="0">
            <text:p>0.00 </text:p>
          </table:table-cell>
          <table:table-cell table:style-name="ce87" table:formula="of:=SUM([.F4:.F6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Apr09.$H$1]" office:value-type="float" office:value="0">
            <text:p>0.00 </text:p>
          </table:table-cell>
          <table:table-cell table:style-name="ce87" table:formula="of:=SUM([.H4:.H6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Apr09.$G$1]" office:value-type="float" office:value="0">
            <text:p>0.00 </text:p>
          </table:table-cell>
          <table:table-cell table:style-name="ce87" table:formula="of:=SUM([.J4:.J6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Apr09.$G$4]&gt;0;['file:///C:/Users/Antony/diy/UK/UK%202009-2010%20Company/UK%202010-03-31%20(Mar10)%20Company%20OO/Sales.ods'#$Apr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12]" office:value-type="date" office:date-value="2009-05-31">
            <text:p>Sunday, May 31, 2009</text:p>
          </table:table-cell>
          <table:table-cell table:style-name="ce76" table:formula="of:=[.B8]" office:value-type="date" office:date-value="2009-06-30">
            <text:p>Tuesday, June 30, 2009</text:p>
          </table:table-cell>
          <table:table-cell table:style-name="ce83" table:formula="of:=['file:///C:/Users/Antony/diy/UK/UK%202009-2010%20Company/UK%202010-03-31%20(Mar10)%20Company%20OO/Sales.ods'#$May09.$H$1]" office:value-type="float" office:value="0">
            <text:p>0.00 </text:p>
          </table:table-cell>
          <table:table-cell table:style-name="ce87" table:formula="of:=SUM([.D5:.D7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May09.$G$1]" office:value-type="float" office:value="0">
            <text:p>0.00 </text:p>
          </table:table-cell>
          <table:table-cell table:style-name="ce87" table:formula="of:=SUM([.F5:.F7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May09.$H$1]" office:value-type="float" office:value="0">
            <text:p>0.00 </text:p>
          </table:table-cell>
          <table:table-cell table:style-name="ce87" table:formula="of:=SUM([.H5:.H7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May09.$G$1]" office:value-type="float" office:value="0">
            <text:p>0.00 </text:p>
          </table:table-cell>
          <table:table-cell table:style-name="ce87" table:formula="of:=SUM([.J5:.J7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May09.$G$4]&gt;0;['file:///C:/Users/Antony/diy/UK/UK%202009-2010%20Company/UK%202010-03-31%20(Mar10)%20Company%20OO/Sales.ods'#$May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14]" office:value-type="date" office:date-value="2009-06-30">
            <text:p>Tuesday, June 30, 2009</text:p>
          </table:table-cell>
          <table:table-cell table:style-name="ce76" table:formula="of:=[.B9]" office:value-type="date" office:date-value="2009-07-31">
            <text:p>Friday, July 31, 2009</text:p>
          </table:table-cell>
          <table:table-cell table:style-name="ce83" table:formula="of:=['file:///C:/Users/Antony/diy/UK/UK%202009-2010%20Company/UK%202010-03-31%20(Mar10)%20Company%20OO/Sales.ods'#$Jun09.$H$1]" office:value-type="float" office:value="0">
            <text:p>0.00 </text:p>
          </table:table-cell>
          <table:table-cell table:style-name="ce87" table:formula="of:=SUM([.D6:.D8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Jun09.$G$1]" office:value-type="float" office:value="0">
            <text:p>0.00 </text:p>
          </table:table-cell>
          <table:table-cell table:style-name="ce87" table:formula="of:=SUM([.F6:.F8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Jun09.$H$1]" office:value-type="float" office:value="0">
            <text:p>0.00 </text:p>
          </table:table-cell>
          <table:table-cell table:style-name="ce87" table:formula="of:=SUM([.H6:.H8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Jun09.$G$1]" office:value-type="float" office:value="0">
            <text:p>0.00 </text:p>
          </table:table-cell>
          <table:table-cell table:style-name="ce87" table:formula="of:=SUM([.J6:.J8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Jun09.$G$4]&gt;0;['file:///C:/Users/Antony/diy/UK/UK%202009-2010%20Company/UK%202010-03-31%20(Mar10)%20Company%20OO/Sales.ods'#$Jun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16]" office:value-type="date" office:date-value="2009-07-31">
            <text:p>Friday, July 31, 2009</text:p>
          </table:table-cell>
          <table:table-cell table:style-name="ce76" table:formula="of:=[.B10]" office:value-type="date" office:date-value="2009-08-31">
            <text:p>Monday, August 31, 2009</text:p>
          </table:table-cell>
          <table:table-cell table:style-name="ce83" table:formula="of:=['file:///C:/Users/Antony/diy/UK/UK%202009-2010%20Company/UK%202010-03-31%20(Mar10)%20Company%20OO/Sales.ods'#$Jul09.$H$1]" office:value-type="float" office:value="0">
            <text:p>0.00 </text:p>
          </table:table-cell>
          <table:table-cell table:style-name="ce87" table:formula="of:=SUM([.D7:.D9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Jul09.$G$1]" office:value-type="float" office:value="0">
            <text:p>0.00 </text:p>
          </table:table-cell>
          <table:table-cell table:style-name="ce87" table:formula="of:=SUM([.F7:.F9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Jul09.$H$1]" office:value-type="float" office:value="0">
            <text:p>0.00 </text:p>
          </table:table-cell>
          <table:table-cell table:style-name="ce87" table:formula="of:=SUM([.H7:.H9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Jul09.$G$1]" office:value-type="float" office:value="0">
            <text:p>0.00 </text:p>
          </table:table-cell>
          <table:table-cell table:style-name="ce87" table:formula="of:=SUM([.J7:.J9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Jul09.$G$4]&gt;0;['file:///C:/Users/Antony/diy/UK/UK%202009-2010%20Company/UK%202010-03-31%20(Mar10)%20Company%20OO/Sales.ods'#$Jul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18]" office:value-type="date" office:date-value="2009-08-31">
            <text:p>Monday, August 31, 2009</text:p>
          </table:table-cell>
          <table:table-cell table:style-name="ce76" table:formula="of:=[.B11]" office:value-type="date" office:date-value="2009-09-30">
            <text:p>Wednesday, September 30, 2009</text:p>
          </table:table-cell>
          <table:table-cell table:style-name="ce83" table:formula="of:=['file:///C:/Users/Antony/diy/UK/UK%202009-2010%20Company/UK%202010-03-31%20(Mar10)%20Company%20OO/Sales.ods'#$Aug09.$H$1]" office:value-type="float" office:value="0">
            <text:p>0.00 </text:p>
          </table:table-cell>
          <table:table-cell table:style-name="ce87" table:formula="of:=SUM([.D8:.D10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Aug09.$G$1]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Aug09.$H$1]" office:value-type="float" office:value="0">
            <text:p>0.00 </text:p>
          </table:table-cell>
          <table:table-cell table:style-name="ce87" table:formula="of:=SUM([.H8:.H10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Aug09.$G$1]" office:value-type="float" office:value="0">
            <text:p>0.00 </text:p>
          </table:table-cell>
          <table:table-cell table:style-name="ce87" table:formula="of:=SUM([.J8:.J10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Aug09.$G$4]&gt;0;['file:///C:/Users/Antony/diy/UK/UK%202009-2010%20Company/UK%202010-03-31%20(Mar10)%20Company%20OO/Sales.ods'#$Aug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20]" office:value-type="date" office:date-value="2009-09-30">
            <text:p>Wednesday, September 30, 2009</text:p>
          </table:table-cell>
          <table:table-cell table:style-name="ce76" table:formula="of:=[.B12]" office:value-type="date" office:date-value="2009-10-31">
            <text:p>Saturday, October 31, 2009</text:p>
          </table:table-cell>
          <table:table-cell table:style-name="ce83" table:formula="of:=['file:///C:/Users/Antony/diy/UK/UK%202009-2010%20Company/UK%202010-03-31%20(Mar10)%20Company%20OO/Sales.ods'#$Sep09.$H$1]" office:value-type="float" office:value="0">
            <text:p>0.00 </text:p>
          </table:table-cell>
          <table:table-cell table:style-name="ce87" table:formula="of:=SUM([.D9:.D11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Sep09.$G$1]" office:value-type="float" office:value="0">
            <text:p>0.00 </text:p>
          </table:table-cell>
          <table:table-cell table:style-name="ce87" table:formula="of:=SUM([.F9:.F11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Sep09.$H$1]" office:value-type="float" office:value="0">
            <text:p>0.00 </text:p>
          </table:table-cell>
          <table:table-cell table:style-name="ce87" table:formula="of:=SUM([.H9:.H11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Sep09.$G$1]" office:value-type="float" office:value="0">
            <text:p>0.00 </text:p>
          </table:table-cell>
          <table:table-cell table:style-name="ce87" table:formula="of:=SUM([.J9:.J11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Sep09.$G$4]&gt;0;['file:///C:/Users/Antony/diy/UK/UK%202009-2010%20Company/UK%202010-03-31%20(Mar10)%20Company%20OO/Sales.ods'#$Sep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22]" office:value-type="date" office:date-value="2009-10-31">
            <text:p>Saturday, October 31, 2009</text:p>
          </table:table-cell>
          <table:table-cell table:style-name="ce76" table:formula="of:=[.B13]" office:value-type="date" office:date-value="2009-11-30">
            <text:p>Monday, November 30, 2009</text:p>
          </table:table-cell>
          <table:table-cell table:style-name="ce83" table:formula="of:=['file:///C:/Users/Antony/diy/UK/UK%202009-2010%20Company/UK%202010-03-31%20(Mar10)%20Company%20OO/Sales.ods'#$Oct09.$H$1]" office:value-type="float" office:value="0">
            <text:p>0.00 </text:p>
          </table:table-cell>
          <table:table-cell table:style-name="ce87" table:formula="of:=SUM([.D10:.D12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Oct09.$G$1]" office:value-type="float" office:value="0">
            <text:p>0.00 </text:p>
          </table:table-cell>
          <table:table-cell table:style-name="ce87" table:formula="of:=SUM([.F10:.F12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Oct09.$H$1]" office:value-type="float" office:value="0">
            <text:p>0.00 </text:p>
          </table:table-cell>
          <table:table-cell table:style-name="ce87" table:formula="of:=SUM([.H10:.H12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Oct09.$G$1]" office:value-type="float" office:value="0">
            <text:p>0.00 </text:p>
          </table:table-cell>
          <table:table-cell table:style-name="ce87" table:formula="of:=SUM([.J10:.J12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Oct09.$G$4]&gt;0;['file:///C:/Users/Antony/diy/UK/UK%202009-2010%20Company/UK%202010-03-31%20(Mar10)%20Company%20OO/Sales.ods'#$Oct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24]" office:value-type="date" office:date-value="2009-11-30">
            <text:p>Monday, November 30, 2009</text:p>
          </table:table-cell>
          <table:table-cell table:style-name="ce76" table:formula="of:=[.B14]" office:value-type="date" office:date-value="2009-12-31">
            <text:p>Thursday, December 31, 2009</text:p>
          </table:table-cell>
          <table:table-cell table:style-name="ce83" table:formula="of:=['file:///C:/Users/Antony/diy/UK/UK%202009-2010%20Company/UK%202010-03-31%20(Mar10)%20Company%20OO/Sales.ods'#$Nov09.$H$1]" office:value-type="float" office:value="0">
            <text:p>0.00 </text:p>
          </table:table-cell>
          <table:table-cell table:style-name="ce87" table:formula="of:=SUM([.D11:.D13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Nov09.$G$1]" office:value-type="float" office:value="0">
            <text:p>0.00 </text:p>
          </table:table-cell>
          <table:table-cell table:style-name="ce87" table:formula="of:=SUM([.F11:.F13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Nov09.$H$1]" office:value-type="float" office:value="0">
            <text:p>0.00 </text:p>
          </table:table-cell>
          <table:table-cell table:style-name="ce87" table:formula="of:=SUM([.H11:.H13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Nov09.$G$1]" office:value-type="float" office:value="0">
            <text:p>0.00 </text:p>
          </table:table-cell>
          <table:table-cell table:style-name="ce87" table:formula="of:=SUM([.J11:.J13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Nov09.$G$4]&gt;0;['file:///C:/Users/Antony/diy/UK/UK%202009-2010%20Company/UK%202010-03-31%20(Mar10)%20Company%20OO/Sales.ods'#$Nov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26]" office:value-type="date" office:date-value="2009-12-31">
            <text:p>Thursday, December 31, 2009</text:p>
          </table:table-cell>
          <table:table-cell table:style-name="ce76" table:formula="of:=[.B15]" office:value-type="date" office:date-value="2010-01-31">
            <text:p>Sunday, January 31, 2010</text:p>
          </table:table-cell>
          <table:table-cell table:style-name="ce83" table:formula="of:=['file:///C:/Users/Antony/diy/UK/UK%202009-2010%20Company/UK%202010-03-31%20(Mar10)%20Company%20OO/Sales.ods'#$Dec09.$H$1]" office:value-type="float" office:value="0">
            <text:p>0.00 </text:p>
          </table:table-cell>
          <table:table-cell table:style-name="ce87" table:formula="of:=SUM([.D12:.D14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Dec09.$G$1]" office:value-type="float" office:value="0">
            <text:p>0.00 </text:p>
          </table:table-cell>
          <table:table-cell table:style-name="ce87" table:formula="of:=SUM([.F12:.F14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Dec09.$H$1]" office:value-type="float" office:value="0">
            <text:p>0.00 </text:p>
          </table:table-cell>
          <table:table-cell table:style-name="ce87" table:formula="of:=SUM([.H12:.H14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Dec09.$G$1]" office:value-type="float" office:value="0">
            <text:p>0.00 </text:p>
          </table:table-cell>
          <table:table-cell table:style-name="ce87" table:formula="of:=SUM([.J12:.J14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Dec09.$G$4]&gt;0;['file:///C:/Users/Antony/diy/UK/UK%202009-2010%20Company/UK%202010-03-31%20(Mar10)%20Company%20OO/Sales.ods'#$Dec09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28]" office:value-type="date" office:date-value="2010-01-31">
            <text:p>Sunday, January 31, 2010</text:p>
          </table:table-cell>
          <table:table-cell table:style-name="ce76" table:formula="of:=[.B16]" office:value-type="date" office:date-value="2010-02-28">
            <text:p>Sunday, February 28, 2010</text:p>
          </table:table-cell>
          <table:table-cell table:style-name="ce83" table:formula="of:=['file:///C:/Users/Antony/diy/UK/UK%202009-2010%20Company/UK%202010-03-31%20(Mar10)%20Company%20OO/Sales.ods'#$Jan10.$H$1]" office:value-type="float" office:value="0">
            <text:p>0.00 </text:p>
          </table:table-cell>
          <table:table-cell table:style-name="ce87" table:formula="of:=SUM([.D13:.D15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Jan10.$G$1]" office:value-type="float" office:value="0">
            <text:p>0.00 </text:p>
          </table:table-cell>
          <table:table-cell table:style-name="ce87" table:formula="of:=SUM([.F13:.F15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Jan10.$H$1]" office:value-type="float" office:value="0">
            <text:p>0.00 </text:p>
          </table:table-cell>
          <table:table-cell table:style-name="ce87" table:formula="of:=SUM([.H13:.H15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Jan10.$G$1]" office:value-type="float" office:value="0">
            <text:p>0.00 </text:p>
          </table:table-cell>
          <table:table-cell table:style-name="ce87" table:formula="of:=SUM([.J13:.J15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Jan10.$G$4]&gt;0;['file:///C:/Users/Antony/diy/UK/UK%202009-2010%20Company/UK%202010-03-31%20(Mar10)%20Company%20OO/Sales.ods'#$Jan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30]" office:value-type="date" office:date-value="2010-02-28">
            <text:p>Sunday, February 28, 2010</text:p>
          </table:table-cell>
          <table:table-cell table:style-name="ce76" table:formula="of:=[.B17]" office:value-type="date" office:date-value="2010-03-31">
            <text:p>Wednesday, March 31, 2010</text:p>
          </table:table-cell>
          <table:table-cell table:style-name="ce83" table:formula="of:=['file:///C:/Users/Antony/diy/UK/UK%202009-2010%20Company/UK%202010-03-31%20(Mar10)%20Company%20OO/Sales.ods'#$Feb10.$H$1]" office:value-type="float" office:value="0">
            <text:p>0.00 </text:p>
          </table:table-cell>
          <table:table-cell table:style-name="ce87" table:formula="of:=SUM([.D14:.D16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Feb10.$G$1]" office:value-type="float" office:value="0">
            <text:p>0.00 </text:p>
          </table:table-cell>
          <table:table-cell table:style-name="ce87" table:formula="of:=SUM([.F14:.F16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Feb10.$H$1]" office:value-type="float" office:value="0">
            <text:p>0.00 </text:p>
          </table:table-cell>
          <table:table-cell table:style-name="ce87" table:formula="of:=SUM([.H14:.H16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Feb10.$G$1]" office:value-type="float" office:value="0">
            <text:p>0.00 </text:p>
          </table:table-cell>
          <table:table-cell table:style-name="ce87" table:formula="of:=SUM([.J14:.J16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Feb10.$G$4]&gt;0;['file:///C:/Users/Antony/diy/UK/UK%202009-2010%20Company/UK%202010-03-31%20(Mar10)%20Company%20OO/Sales.ods'#$Feb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32]" office:value-type="date" office:date-value="2010-03-31">
            <text:p>Wednesday, March 31, 2010</text:p>
          </table:table-cell>
          <table:table-cell table:style-name="ce76" table:formula="of:=[.B18]" office:value-type="date" office:date-value="2010-04-30">
            <text:p>Friday, April 30, 2010</text:p>
          </table:table-cell>
          <table:table-cell table:style-name="ce83" table:formula="of:=['file:///C:/Users/Antony/diy/UK/UK%202009-2010%20Company/UK%202010-03-31%20(Mar10)%20Company%20OO/Sales.ods'#$Mar10.$H$1]" office:value-type="float" office:value="0">
            <text:p>0.00 </text:p>
          </table:table-cell>
          <table:table-cell table:style-name="ce87" table:formula="of:=SUM([.D15:.D17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Sales.ods'#$Mar10.$G$1]" office:value-type="float" office:value="0">
            <text:p>0.00 </text:p>
          </table:table-cell>
          <table:table-cell table:style-name="ce87" table:formula="of:=SUM([.F15:.F17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Mar10.$H$1]" office:value-type="float" office:value="0">
            <text:p>0.00 </text:p>
          </table:table-cell>
          <table:table-cell table:style-name="ce87" table:formula="of:=SUM([.H15:.H17])" office:value-type="float" office:value="0">
            <text:p>0.00 </text:p>
          </table:table-cell>
          <table:table-cell table:style-name="ce87" table:formula="of:=['file:///C:/Users/Antony/diy/UK/UK%202009-2010%20Company/UK%202010-03-31%20(Mar10)%20Company%20OO/Purchases.ods'#$Mar10.$G$1]" office:value-type="float" office:value="0">
            <text:p>0.00 </text:p>
          </table:table-cell>
          <table:table-cell table:style-name="ce87" table:formula="of:=SUM([.J15:.J17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Mar10.$G$4]&gt;0;['file:///C:/Users/Antony/diy/UK/UK%202009-2010%20Company/UK%202010-03-31%20(Mar10)%20Company%20OO/Sales.ods'#$Ma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34]" office:value-type="date" office:date-value="2010-04-30">
            <text:p>Friday, April 30, 2010</text:p>
          </table:table-cell>
          <table:table-cell table:style-name="ce76" table:formula="of:=[.B19]" office:value-type="date" office:date-value="2010-05-31">
            <text:p>Monday, May 31, 2010</text:p>
          </table:table-cell>
          <table:table-cell table:style-name="ce83" table:formula="of:=[$S0410.$H$1]" office:value-type="float" office:value="0">
            <text:p>0.00 </text:p>
          </table:table-cell>
          <table:table-cell table:style-name="ce87" table:formula="of:=SUM([.D16:.D18])" office:value-type="float" office:value="0">
            <text:p>0.00 </text:p>
          </table:table-cell>
          <table:table-cell table:style-name="ce87" table:formula="of:=[$S0410.$G$1]" office:value-type="float" office:value="0">
            <text:p>0.00 </text:p>
          </table:table-cell>
          <table:table-cell table:style-name="ce87" table:formula="of:=SUM([.F16:.F18])" office:value-type="float" office:value="0">
            <text:p>0.00 </text:p>
          </table:table-cell>
          <table:table-cell table:style-name="ce87" table:formula="of:=[$P0410.$H$1]" office:value-type="float" office:value="0">
            <text:p>0.00 </text:p>
          </table:table-cell>
          <table:table-cell table:style-name="ce87" table:formula="of:=SUM([.H16:.H18])" office:value-type="float" office:value="0">
            <text:p>0.00 </text:p>
          </table:table-cell>
          <table:table-cell table:style-name="ce87" table:formula="of:=[$P0410.$G$1]" office:value-type="float" office:value="0">
            <text:p>0.00 </text:p>
          </table:table-cell>
          <table:table-cell table:style-name="ce87" table:formula="of:=SUM([.J16:.J18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Mar10.$G$4]&gt;0;['file:///C:/Users/Antony/diy/UK/UK%202009-2010%20Company/UK%202010-03-31%20(Mar10)%20Company%20OO/Sales.ods'#$Ma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09-2010%20Company/UK%202010-03-31%20(Mar10)%20Company%20OO/Financialaccounts.ods'#$Admin.$B$36]" office:value-type="date" office:date-value="2010-05-31">
            <text:p>Monday, May 31, 2010</text:p>
          </table:table-cell>
          <table:table-cell table:style-name="ce79" table:formula="of:=['file:///C:/Users/Antony/diy/UK/UK%202009-2010%20Company/UK%202010-03-31%20(Mar10)%20Company%20OO/Financialaccounts.ods'#$Admin.$B$38]" office:value-type="date" office:date-value="2010-06-30">
            <text:p>Wednesday, June 30, 2010</text:p>
          </table:table-cell>
          <table:table-cell table:style-name="ce83" table:formula="of:=[$S0510.$H$1]" office:value-type="float" office:value="0">
            <text:p>0.00 </text:p>
          </table:table-cell>
          <table:table-cell table:style-name="ce87" table:formula="of:=SUM([.D17:.D19])" office:value-type="float" office:value="0">
            <text:p>0.00 </text:p>
          </table:table-cell>
          <table:table-cell table:style-name="ce87" table:formula="of:=[$S0510.$G$1]" office:value-type="float" office:value="0">
            <text:p>0.00 </text:p>
          </table:table-cell>
          <table:table-cell table:style-name="ce87" table:formula="of:=SUM([.F17:.F19])" office:value-type="float" office:value="0">
            <text:p>0.00 </text:p>
          </table:table-cell>
          <table:table-cell table:style-name="ce87" table:formula="of:=[$P0510.$H$1]" office:value-type="float" office:value="0">
            <text:p>0.00 </text:p>
          </table:table-cell>
          <table:table-cell table:style-name="ce87" table:formula="of:=SUM([.H17:.H19])" office:value-type="float" office:value="0">
            <text:p>0.00 </text:p>
          </table:table-cell>
          <table:table-cell table:style-name="ce87" table:formula="of:=[$P0510.$G$1]" office:value-type="float" office:value="0">
            <text:p>0.00 </text:p>
          </table:table-cell>
          <table:table-cell table:style-name="ce87" table:formula="of:=SUM([.J17:.J19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09-2010%20Company/UK%202010-03-31%20(Mar10)%20Company%20OO/Sales.ods'#$Mar10.$G$4]&gt;0;['file:///C:/Users/Antony/diy/UK/UK%202009-2010%20Company/UK%202010-03-31%20(Mar10)%20Company%20OO/Sales.ods'#$Ma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71"/>
          <table:table-cell table:style-name="ce77" table:number-columns-repeated="2"/>
          <table:table-cell table:style-name="ce84" table:number-columns-repeated="8"/>
          <table:table-cell table:style-name="ce92"/>
          <table:table-cell table:style-name="ce96"/>
          <table:table-cell table:style-name="ce101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09" table:style-name="ta7">
        <table:table-column table:style-name="co10" table:default-cell-style-name="ce105"/>
        <table:table-column table:style-name="co25" table:default-cell-style-name="ce107"/>
        <table:table-column table:style-name="co26" table:default-cell-style-name="ce110"/>
        <table:table-column table:style-name="co27" table:default-cell-style-name="ce110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UK/UK%202009-2010%20Company/UK%202010-03-31%20(Mar10)%20Company%20OO/Sales.ods'#$OpeningDebtors.$G$2]" office:value-type="float" office:value="15">
            <text:p>15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UK/UK%202009-2010%20Company/UK%202010-03-31%20(Mar10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09" table:style-name="ta7">
        <table:table-column table:style-name="co10" table:default-cell-style-name="ce105"/>
        <table:table-column table:style-name="co25" table:default-cell-style-name="ce107"/>
        <table:table-column table:style-name="co30" table:default-cell-style-name="ce110"/>
        <table:table-column table:style-name="co27" table:default-cell-style-name="ce110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UK/UK%202009-2010%20Company/UK%202010-03-31%20(Mar10)%20Company%20OO/Sales.ods'#$OpeningDebtors.$G$2]" office:value-type="float" office:value="15">
            <text:p>15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UK/UK%202009-2010%20Company/UK%202010-03-31%20(Mar10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0" table:style-name="ta7">
        <table:table-column table:style-name="co10" table:default-cell-style-name="ce105"/>
        <table:table-column table:style-name="co25" table:default-cell-style-name="ce107"/>
        <table:table-column table:style-name="co31" table:default-cell-style-name="ce110"/>
        <table:table-column table:style-name="co27" table:default-cell-style-name="ce110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UK/UK%202009-2010%20Company/UK%202010-03-31%20(Mar10)%20Company%20OO/Sales.ods'#$Clos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UK/UK%202009-2010%20Company/UK%202010-03-31%20(Mar10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0" table:style-name="ta7">
        <table:table-column table:style-name="co10" table:default-cell-style-name="ce105"/>
        <table:table-column table:style-name="co25" table:default-cell-style-name="ce107"/>
        <table:table-column table:style-name="co32" table:default-cell-style-name="ce110"/>
        <table:table-column table:style-name="co27" table:default-cell-style-name="ce110"/>
        <table:table-column table:style-name="co28" table:default-cell-style-name="ce114"/>
        <table:table-column table:style-name="co4" table:default-cell-style-name="ce118"/>
        <table:table-column table:style-name="co29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UK/UK%202009-2010%20Company/UK%202010-03-31%20(Mar10)%20Company%20OO/Sales.ods'#$Clos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UK/UK%202009-2010%20Company/UK%202010-03-31%20(Mar10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09" table:style-name="ta7">
        <table:table-column table:style-name="co33" table:default-cell-style-name="ce127"/>
        <table:table-column table:style-name="co34" table:default-cell-style-name="ce129"/>
        <table:table-column table:style-name="co35" table:default-cell-style-name="ce133"/>
        <table:table-column table:style-name="co2" table:default-cell-style-name="ce138"/>
        <table:table-column table:style-name="co36" table:default-cell-style-name="ce130"/>
        <table:table-column table:style-name="co37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UK/UK%202009-2010%20Company/UK%202010-03-31%20(Mar10)%20Company%20OO/Purchases.ods'#$OpeningCreditors.$G$2]" office:value-type="float" office:value="15">
            <text:p>15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09" table:style-name="ta7">
        <table:table-column table:style-name="co33" table:default-cell-style-name="ce127"/>
        <table:table-column table:style-name="co34" table:default-cell-style-name="ce129"/>
        <table:table-column table:style-name="co31" table:default-cell-style-name="ce133"/>
        <table:table-column table:style-name="co2" table:default-cell-style-name="ce138"/>
        <table:table-column table:style-name="co36" table:default-cell-style-name="ce130"/>
        <table:table-column table:style-name="co37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UK/UK%202009-2010%20Company/UK%202010-03-31%20(Mar10)%20Company%20OO/Purchases.ods'#$OpeningCreditors.$G$2]" office:value-type="float" office:value="15">
            <text:p>15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0" table:style-name="ta7">
        <table:table-column table:style-name="co33" table:default-cell-style-name="ce127"/>
        <table:table-column table:style-name="co34" table:default-cell-style-name="ce129"/>
        <table:table-column table:style-name="co38" table:default-cell-style-name="ce133"/>
        <table:table-column table:style-name="co2" table:default-cell-style-name="ce138"/>
        <table:table-column table:style-name="co39" table:default-cell-style-name="ce130"/>
        <table:table-column table:style-name="co37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UK/UK%202009-2010%20Company/UK%202010-03-31%20(Mar10)%20Company%20OO/Purchases.ods'#$ClosingCreditors.$G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0" table:style-name="ta7">
        <table:table-column table:style-name="co33" table:default-cell-style-name="ce127"/>
        <table:table-column table:style-name="co34" table:default-cell-style-name="ce129"/>
        <table:table-column table:style-name="co40" table:default-cell-style-name="ce133"/>
        <table:table-column table:style-name="co2" table:default-cell-style-name="ce138"/>
        <table:table-column table:style-name="co39" table:default-cell-style-name="ce130"/>
        <table:table-column table:style-name="co37" table:default-cell-style-name="ce143"/>
        <table:table-column table:style-name="co4" table:default-cell-style-name="ce143"/>
        <table:table-column table:style-name="co23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UK/UK%202009-2010%20Company/UK%202010-03-31%20(Mar10)%20Company%20OO/Purchases.ods'#$ClosingCreditors.$G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UK/UK%202009-2010%20Company/UK%202010-03-31%20(Mar10)%20Company%20OO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5">
            <text:p>1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Apr09" table:print="false" table:style-name="ta_extref">
        <table:table-source xlink:href="../Sales.ods" table:table-name="Apr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May09" table:print="false" table:style-name="ta_extref">
        <table:table-source xlink:href="../Sales.ods" table:table-name="May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Jun09" table:print="false" table:style-name="ta_extref">
        <table:table-source xlink:href="../Sales.ods" table:table-name="Jun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Jul09" table:print="false" table:style-name="ta_extref">
        <table:table-source xlink:href="../Sales.ods" table:table-name="Jul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Aug09" table:print="false" table:style-name="ta_extref">
        <table:table-source xlink:href="../Sales.ods" table:table-name="Aug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Sep09" table:print="false" table:style-name="ta_extref">
        <table:table-source xlink:href="../Sales.ods" table:table-name="Sep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Oct09" table:print="false" table:style-name="ta_extref">
        <table:table-source xlink:href="../Sales.ods" table:table-name="Oct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Nov09" table:print="false" table:style-name="ta_extref">
        <table:table-source xlink:href="../Sales.ods" table:table-name="Nov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Dec09" table:print="false" table:style-name="ta_extref">
        <table:table-source xlink:href="../Sales.ods" table:table-name="Dec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Jan10" table:print="false" table:style-name="ta_extref">
        <table:table-source xlink:href="../Sales.ods" table:table-name="Ja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Feb10" table:print="false" table:style-name="ta_extref">
        <table:table-source xlink:href="../Sales.ods" table:table-name="Feb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Mar10" table:print="false" table:style-name="ta_extref">
        <table:table-source xlink:href="../Sales.ods" table:table-name="Ma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09-2010%20Company/UK%202010-03-31%20(Mar10)%20Company%20OO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5">
            <text:p>15</text:p>
          </table:table-cell>
        </table:table-row>
      </table:table>
      <table:table table:name="'file:///C:/Users/Antony/diy/UK/UK%202009-2010%20Company/UK%202010-03-31%20(Mar10)%20Company%20OO/Purchases.ods'#Apr09" table:print="false" table:style-name="ta_extref">
        <table:table-source xlink:href="../Purchases.ods" table:table-name="Apr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May09" table:print="false" table:style-name="ta_extref">
        <table:table-source xlink:href="../Purchases.ods" table:table-name="May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Jun09" table:print="false" table:style-name="ta_extref">
        <table:table-source xlink:href="../Purchases.ods" table:table-name="Jun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Jul09" table:print="false" table:style-name="ta_extref">
        <table:table-source xlink:href="../Purchases.ods" table:table-name="Jul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Aug09" table:print="false" table:style-name="ta_extref">
        <table:table-source xlink:href="../Purchases.ods" table:table-name="Aug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Sep09" table:print="false" table:style-name="ta_extref">
        <table:table-source xlink:href="../Purchases.ods" table:table-name="Sep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Oct09" table:print="false" table:style-name="ta_extref">
        <table:table-source xlink:href="../Purchases.ods" table:table-name="Oct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Nov09" table:print="false" table:style-name="ta_extref">
        <table:table-source xlink:href="../Purchases.ods" table:table-name="Nov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Dec09" table:print="false" table:style-name="ta_extref">
        <table:table-source xlink:href="../Purchases.ods" table:table-name="Dec09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Jan10" table:print="false" table:style-name="ta_extref">
        <table:table-source xlink:href="../Purchases.ods" table:table-name="Ja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Feb10" table:print="false" table:style-name="ta_extref">
        <table:table-source xlink:href="../Purchases.ods" table:table-name="Feb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Mar10" table:print="false" table:style-name="ta_extref">
        <table:table-source xlink:href="../Purchases.ods" table:table-name="Ma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09-2010%20Company/UK%202010-03-31%20(Mar10)%20Company%20OO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7.5">
            <text:p>17.5</text:p>
          </table:table-cell>
        </table:table-row>
      </table:table>
      <table:table table:name="'file:///C:/Users/Antony/diy/UK/UK%202009-2010%20Company/UK%202010-03-31%20(Mar10)%20Company%20OO/Financialaccounts.ods'#Admin" table:print="false" table:style-name="ta_extref">
        <table:table-source xlink:href="../Financialaccounts.ods" table:table-name="Admin" table:filter-name="calc8" table:mode="copy-results-only"/>
        <table:table-row table:number-rows-repeated="5">
          <table:table-cell table:number-columns-repeated="2"/>
        </table:table-row>
        <table:table-row>
          <table:table-cell/>
          <table:table-cell table:style-name="ce2" office:value-type="float" office:value="39872">
            <text:p>3987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39903">
            <text:p>3990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39933">
            <text:p>399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39964">
            <text:p>399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39994">
            <text:p>399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025">
            <text:p>400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056">
            <text:p>4005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086">
            <text:p>400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17">
            <text:p>401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47">
            <text:p>401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178">
            <text:p>401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09">
            <text:p>4020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29">
            <text:p>403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59">
            <text:p>403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currency-style style:name="N122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31">31/12/2010</text:date>, <text:time>14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0-12-31">31/12/2010</text:date> <text:s/><text:time>14:29:4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0-12-31">31/12/2010</text:date> <text:s/><text:time>14:29:4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0-12-31">31/12/2010</text:date> <text:s/><text:time>14:29:4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0-12-31">31/12/2010</text:date> <text:s/><text:time>14:29:4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0-12-31">31/12/2010</text:date> <text:s/><text:time>14:29:4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2-31">31/12/2010</text:date> <text:s/><text:time>14:29:4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0-12-31T14:29:46.50</dc:date>
    <meta:print-date>2007-02-10T23:38:25Z</meta:print-date>
    <meta:editing-duration>PT00H02M02S</meta:editing-duration>
    <meta:editing-cycles>2</meta:editing-cycles>
    <meta:document-statistic meta:table-count="14" meta:cell-count="5266" meta:object-count="0"/>
  </office:meta>
</office:document-meta>
</file>